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246.78mm" svg:y="11.89mm">
            <loext:p draw:notify-on-update-of-ranges="Planilha1.H2:Planilha1.H30 Planilha1.I2:Planilha1.I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x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 Tiago Aluno</text:p>
          </table:table-cell>
          <table:table-cell office:value-type="string" calcext:value-type="string">
            <text:p>y Tiago Prof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yf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QRT(  POWER([.$B$18];2) * ( 1 - POWER([.E2];2)/POWER([.$B$17];2)  ))" office:value-type="float" office:value="217.991698079964" calcext:value-type="float">
            <text:p>217,99169808</text:p>
          </table:table-cell>
          <table:table-cell table:formula="of:=[.$B$18]*SIN([.E2]/(4*[.$B$17]))" office:value-type="float" office:value="0.975041280337079" calcext:value-type="float">
            <text:p>0,9750412803</text:p>
          </table:table-cell>
          <table:table-cell table:formula="of:=[.E2]*[.$B$21]-[.G2]*[.$B$20]+[.$B$22]" office:value-type="float" office:value="101.345042252877" calcext:value-type="float">
            <text:p>101,3450422529</text:p>
          </table:table-cell>
          <table:table-cell table:formula="of:=[.E2]*[.$B$20]+[.F2]*[.$B$21]+[.$B$23]" office:value-type="float" office:value="440.826287333243" calcext:value-type="float">
            <text:p>440,8262873332</text:p>
          </table:table-cell>
        </table:table-row>
        <table:table-row table:style-name="ro1">
          <table:table-cell office:value-type="string" calcext:value-type="string">
            <text:p>xB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QRT(  POWER([.$B$18];2) * ( 1 - POWER([.E3];2)/POWER([.$B$17];2)  ))" office:value-type="float" office:value="217.887003429846" calcext:value-type="float">
            <text:p>217,8870034298</text:p>
          </table:table-cell>
          <table:table-cell table:formula="of:=[.$B$18]*SIN([.E3]/(4*[.$B$17]))" office:value-type="float" office:value="1.95006305988105" calcext:value-type="float">
            <text:p>1,9500630599</text:p>
          </table:table-cell>
          <table:table-cell table:formula="of:=[.E3]*[.$B$21]-[.G3]*[.$B$20]+[.$B$22]" office:value-type="float" office:value="102.690075156576" calcext:value-type="float">
            <text:p>102,6900751566</text:p>
          </table:table-cell>
          <table:table-cell table:formula="of:=[.E3]*[.$B$20]+[.F3]*[.$B$21]+[.$B$23]" office:value-type="float" office:value="440.254983595372" calcext:value-type="float">
            <text:p>440,2549835954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QRT(  POWER([.$B$18];2) * ( 1 - POWER([.E4];2)/POWER([.$B$17];2)  ))" office:value-type="float" office:value="217.712400466129" calcext:value-type="float">
            <text:p>217,7124004661</text:p>
          </table:table-cell>
          <table:table-cell table:formula="of:=[.$B$18]*SIN([.E4]/(4*[.$B$17]))" office:value-type="float" office:value="2.92504583822883" calcext:value-type="float">
            <text:p>2,9250458382</text:p>
          </table:table-cell>
          <table:table-cell table:formula="of:=[.E4]*[.$B$21]-[.G4]*[.$B$20]+[.$B$22]" office:value-type="float" office:value="104.035089362106" calcext:value-type="float">
            <text:p>104,0350893621</text:p>
          </table:table-cell>
          <table:table-cell table:formula="of:=[.E4]*[.$B$20]+[.F4]*[.$B$21]+[.$B$23]" office:value-type="float" office:value="439.622329540555" calcext:value-type="float">
            <text:p>439,622329540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QRT(  POWER([.$B$18];2) * ( 1 - POWER([.E5];2)/POWER([.$B$17];2)  ))" office:value-type="float" office:value="217.467720802524" calcext:value-type="float">
            <text:p>217,4677208025</text:p>
          </table:table-cell>
          <table:table-cell table:formula="of:=[.$B$18]*SIN([.E5]/(4*[.$B$17]))" office:value-type="float" office:value="3.89997011575735" calcext:value-type="float">
            <text:p>3,8999701158</text:p>
          </table:table-cell>
          <table:table-cell table:formula="of:=[.E5]*[.$B$21]-[.G5]*[.$B$20]+[.$B$22]" office:value-type="float" office:value="105.380075520849" calcext:value-type="float">
            <text:p>105,3800755208</text:p>
          </table:table-cell>
          <table:table-cell table:formula="of:=[.E5]*[.$B$20]+[.F5]*[.$B$21]+[.$B$23]" office:value-type="float" office:value="438.928177395923" calcext:value-type="float">
            <text:p>438,928177395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SQRT(  POWER([.$B$18];2) * ( 1 - POWER([.E6];2)/POWER([.$B$17];2)  ))" office:value-type="float" office:value="217.152727559659" calcext:value-type="float">
            <text:p>217,1527275597</text:p>
          </table:table-cell>
          <table:table-cell table:formula="of:=[.$B$18]*SIN([.E6]/(4*[.$B$17]))" office:value-type="float" office:value="4.87481639401354" calcext:value-type="float">
            <text:p>4,874816394</text:p>
          </table:table-cell>
          <table:table-cell table:formula="of:=[.E6]*[.$B$21]-[.G6]*[.$B$20]+[.$B$22]" office:value-type="float" office:value="106.725024284748" calcext:value-type="float">
            <text:p>106,7250242847</text:p>
          </table:table-cell>
          <table:table-cell table:formula="of:=[.E6]*[.$B$20]+[.F6]*[.$B$21]+[.$B$23]" office:value-type="float" office:value="438.172319280267" calcext:value-type="float">
            <text:p>438,1723192803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SQRT(  POWER([.$B$18];2) * ( 1 - POWER([.E7];2)/POWER([.$B$17];2)  ))" office:value-type="float" office:value="216.767114211056" calcext:value-type="float">
            <text:p>216,7671142111</text:p>
          </table:table-cell>
          <table:table-cell table:formula="of:=[.$B$18]*SIN([.E7]/(4*[.$B$17]))" office:value-type="float" office:value="5.84956517610436" calcext:value-type="float">
            <text:p>5,8495651761</text:p>
          </table:table-cell>
          <table:table-cell table:formula="of:=[.E7]*[.$B$21]-[.G7]*[.$B$20]+[.$B$22]" office:value-type="float" office:value="108.069926306496" calcext:value-type="float">
            <text:p>108,0699263065</text:p>
          </table:table-cell>
          <table:table-cell table:formula="of:=[.E7]*[.$B$20]+[.F7]*[.$B$21]+[.$B$23]" office:value-type="float" office:value="437.354486191296" calcext:value-type="float">
            <text:p>437,3544861913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SQRT(  POWER([.$B$18];2) * ( 1 - POWER([.E8];2)/POWER([.$B$17];2)  ))" office:value-type="float" office:value="216.310503076973" calcext:value-type="float">
            <text:p>216,310503077</text:p>
          </table:table-cell>
          <table:table-cell table:formula="of:=[.$B$18]*SIN([.E8]/(4*[.$B$17]))" office:value-type="float" office:value="6.82419696708663" calcext:value-type="float">
            <text:p>6,8241969671</text:p>
          </table:table-cell>
          <table:table-cell table:formula="of:=[.E8]*[.$B$21]-[.G8]*[.$B$20]+[.$B$22]" office:value-type="float" office:value="109.414772239719" calcext:value-type="float">
            <text:p>109,4147722397</text:p>
          </table:table-cell>
          <table:table-cell table:formula="of:=[.E8]*[.$B$20]+[.F8]*[.$B$21]+[.$B$23]" office:value-type="float" office:value="436.474346683856" calcext:value-type="float">
            <text:p>436,474346683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QRT(  POWER([.$B$18];2) * ( 1 - POWER([.E9];2)/POWER([.$B$17];2)  ))" office:value-type="float" office:value="215.782443448653" calcext:value-type="float">
            <text:p>215,7824434487</text:p>
          </table:table-cell>
          <table:table-cell table:formula="of:=[.$B$18]*SIN([.E9]/(4*[.$B$17]))" office:value-type="float" office:value="7.79869227435704" calcext:value-type="float">
            <text:p>7,7986922744</text:p>
          </table:table-cell>
          <table:table-cell table:formula="of:=[.E9]*[.$B$21]-[.G9]*[.$B$20]+[.$B$22]" office:value-type="float" office:value="110.759552739165" calcext:value-type="float">
            <text:p>110,7595527392</text:p>
          </table:table-cell>
          <table:table-cell table:formula="of:=[.E9]*[.$B$20]+[.F9]*[.$B$21]+[.$B$23]" office:value-type="float" office:value="435.5315052238" calcext:value-type="float">
            <text:p>435,531505223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SQRT(  POWER([.$B$18];2) * ( 1 - POWER([.E10];2)/POWER([.$B$17];2)  ))" office:value-type="float" office:value="215.182409320939" calcext:value-type="float">
            <text:p>215,1824093209</text:p>
          </table:table-cell>
          <table:table-cell table:formula="of:=[.$B$18]*SIN([.E10]/(4*[.$B$17]))" office:value-type="float" office:value="8.77303160804191" calcext:value-type="float">
            <text:p>8,773031608</text:p>
          </table:table-cell>
          <table:table-cell table:formula="of:=[.E10]*[.$B$21]-[.G10]*[.$B$20]+[.$B$22]" office:value-type="float" office:value="112.104258460891" calcext:value-type="float">
            <text:p>112,1042584609</text:p>
          </table:table-cell>
          <table:table-cell table:formula="of:=[.E10]*[.$B$20]+[.F10]*[.$B$21]+[.$B$23]" office:value-type="float" office:value="434.525500198175" calcext:value-type="float">
            <text:p>434,525500198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SQRT(  POWER([.$B$18];2) * ( 1 - POWER([.E11];2)/POWER([.$B$17];2)  ))" office:value-type="float" office:value="214.509796706098" calcext:value-type="float">
            <text:p>214,5097967061</text:p>
          </table:table-cell>
          <table:table-cell table:formula="of:=[.$B$18]*SIN([.E11]/(4*[.$B$17]))" office:value-type="float" office:value="9.74719548138706" calcext:value-type="float">
            <text:p>9,7471954814</text:p>
          </table:table-cell>
          <table:table-cell table:formula="of:=[.E11]*[.$B$21]-[.G11]*[.$B$20]+[.$B$22]" office:value-type="float" office:value="113.448880062448" calcext:value-type="float">
            <text:p>113,4488800624</text:p>
          </table:table-cell>
          <table:table-cell table:formula="of:=[.E11]*[.$B$20]+[.F11]*[.$B$21]+[.$B$23]" office:value-type="float" office:value="433.455801557878" calcext:value-type="float">
            <text:p>433,455801557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SQRT(  POWER([.$B$18];2) * ( 1 - POWER([.E12];2)/POWER([.$B$17];2)  ))" office:value-type="float" office:value="213.763920496077" calcext:value-type="float">
            <text:p>213,7639204961</text:p>
          </table:table-cell>
          <table:table-cell table:formula="of:=[.$B$18]*SIN([.E12]/(4*[.$B$17]))" office:value-type="float" office:value="10.7211644111475" calcext:value-type="float">
            <text:p>10,7211644111</text:p>
          </table:table-cell>
          <table:table-cell table:formula="of:=[.E12]*[.$B$21]-[.G12]*[.$B$20]+[.$B$22]" office:value-type="float" office:value="114.793408203073" calcext:value-type="float">
            <text:p>114,7934082031</text:p>
          </table:table-cell>
          <table:table-cell table:formula="of:=[.E12]*[.$B$20]+[.F12]*[.$B$21]+[.$B$23]" office:value-type="float" office:value="432.321808064031" calcext:value-type="float">
            <text:p>432,321808064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SQRT(  POWER([.$B$18];2) * ( 1 - POWER([.E13];2)/POWER([.$B$17];2)  ))" office:value-type="float" office:value="212.94401083395" calcext:value-type="float">
            <text:p>212,944010834</text:p>
          </table:table-cell>
          <table:table-cell table:formula="of:=[.$B$18]*SIN([.E13]/(4*[.$B$17]))" office:value-type="float" office:value="11.6949189179771" calcext:value-type="float">
            <text:p>11,694918918</text:p>
          </table:table-cell>
          <table:table-cell table:formula="of:=[.E13]*[.$B$21]-[.G13]*[.$B$20]+[.$B$22]" office:value-type="float" office:value="116.137833543868" calcext:value-type="float">
            <text:p>116,1378335439</text:p>
          </table:table-cell>
          <table:table-cell table:formula="of:=[.E13]*[.$B$20]+[.F13]*[.$B$21]+[.$B$23]" office:value-type="float" office:value="431.122844103619" calcext:value-type="float">
            <text:p>431,1228441036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SQRT(  POWER([.$B$18];2) * ( 1 - POWER([.E14];2)/POWER([.$B$17];2)  ))" office:value-type="float" office:value="212.049208948018" calcext:value-type="float">
            <text:p>212,049208948</text:p>
          </table:table-cell>
          <table:table-cell table:formula="of:=[.$B$18]*SIN([.E14]/(4*[.$B$17]))" office:value-type="float" office:value="12.6684395268181" calcext:value-type="float">
            <text:p>12,6684395268</text:p>
          </table:table-cell>
          <table:table-cell table:formula="of:=[.E14]*[.$B$21]-[.G14]*[.$B$20]+[.$B$22]" office:value-type="float" office:value="117.482146747994" calcext:value-type="float">
            <text:p>117,482146748</text:p>
          </table:table-cell>
          <table:table-cell table:formula="of:=[.E14]*[.$B$20]+[.F14]*[.$B$21]+[.$B$23]" office:value-type="float" office:value="429.858156033574" calcext:value-type="float">
            <text:p>429,8581560336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SQRT(  POWER([.$B$18];2) * ( 1 - POWER([.E15];2)/POWER([.$B$17];2)  ))" office:value-type="float" office:value="211.078562393591" calcext:value-type="float">
            <text:p>211,0785623936</text:p>
          </table:table-cell>
          <table:table-cell table:formula="of:=[.$B$18]*SIN([.E15]/(4*[.$B$17]))" office:value-type="float" office:value="13.6417067672909" calcext:value-type="float">
            <text:p>13,6417067673</text:p>
          </table:table-cell>
          <table:table-cell table:formula="of:=[.E15]*[.$B$21]-[.G15]*[.$B$20]+[.$B$22]" office:value-type="float" office:value="118.826338480854" calcext:value-type="float">
            <text:p>118,8263384809</text:p>
          </table:table-cell>
          <table:table-cell table:formula="of:=[.E15]*[.$B$20]+[.F15]*[.$B$21]+[.$B$23]" office:value-type="float" office:value="428.526908005046" calcext:value-type="float">
            <text:p>428,526908005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SQRT(  POWER([.$B$18];2) * ( 1 - POWER([.E16];2)/POWER([.$B$17];2)  ))" office:value-type="float" office:value="210.031019637683" calcext:value-type="float">
            <text:p>210,0310196377</text:p>
          </table:table-cell>
          <table:table-cell table:formula="of:=[.$B$18]*SIN([.E16]/(4*[.$B$17]))" office:value-type="float" office:value="14.6147011740831" calcext:value-type="float">
            <text:p>14,6147011741</text:p>
          </table:table-cell>
          <table:table-cell table:formula="of:=[.E16]*[.$B$21]-[.G16]*[.$B$20]+[.$B$22]" office:value-type="float" office:value="120.17039941028" calcext:value-type="float">
            <text:p>120,1703994103</text:p>
          </table:table-cell>
          <table:table-cell table:formula="of:=[.E16]*[.$B$20]+[.F16]*[.$B$21]+[.$B$23]" office:value-type="float" office:value="427.128177211022" calcext:value-type="float">
            <text:p>427,1281772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QRT(POWER([.$B$3]-[.$B$1];2)+POWER([.$B$4]-[.$B$2];2))/2" office:value-type="float" office:value="55.9016994374947" calcext:value-type="float">
            <text:p>55,90169943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QRT(  POWER([.$B$18];2) * ( 1 - POWER([.E17];2)/POWER([.$B$17];2)  ))" office:value-type="float" office:value="208.905423910388" calcext:value-type="float">
            <text:p>208,9054239104</text:p>
          </table:table-cell>
          <table:table-cell table:formula="of:=[.$B$18]*SIN([.E17]/(4*[.$B$17]))" office:value-type="float" office:value="15.5874032873389" calcext:value-type="float">
            <text:p>15,5874032873</text:p>
          </table:table-cell>
          <table:table-cell table:formula="of:=[.E17]*[.$B$21]-[.G17]*[.$B$20]+[.$B$22]" office:value-type="float" office:value="121.514320206719" calcext:value-type="float">
            <text:p>121,5143202067</text:p>
          </table:table-cell>
          <table:table-cell table:formula="of:=[.E17]*[.$B$20]+[.F17]*[.$B$21]+[.$B$23]" office:value-type="float" office:value="425.660948490405" calcext:value-type="float">
            <text:p>425,66094849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SQRT(    (2*POWER([.B5];2))/ POWER(PI();2)   - POWER([.B17];2) )" office:value-type="float" office:value="218.026585124771" calcext:value-type="float">
            <text:p>218,026585124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SQRT(  POWER([.$B$18];2) * ( 1 - POWER([.E18];2)/POWER([.$B$17];2)  ))" office:value-type="float" office:value="207.700506233247" calcext:value-type="float">
            <text:p>207,7005062332</text:p>
          </table:table-cell>
          <table:table-cell table:formula="of:=[.$B$18]*SIN([.E18]/(4*[.$B$17]))" office:value-type="float" office:value="16.5597936530486" calcext:value-type="float">
            <text:p>16,559793653</text:p>
          </table:table-cell>
          <table:table-cell table:formula="of:=[.E18]*[.$B$21]-[.G18]*[.$B$20]+[.$B$22]" office:value-type="float" office:value="122.858091543424" calcext:value-type="float">
            <text:p>122,8580915434</text:p>
          </table:table-cell>
          <table:table-cell table:formula="of:=[.E18]*[.$B$20]+[.F18]*[.$B$21]+[.$B$23]" office:value-type="float" office:value="424.124108209829" calcext:value-type="float">
            <text:p>424,1241082098</text:p>
          </table:table-cell>
        </table:table-row>
        <table:table-row table:style-name="ro1">
          <table:table-cell office:value-type="string" calcext:value-type="string">
            <text:p>teta</text:p>
          </table:table-cell>
          <table:table-cell table:formula="of:=([.B4]-[.B2])/([.B3]-[.B1])" office:value-type="float" office:value="-0.5" calcext:value-type="float">
            <text:p>-0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SQRT(  POWER([.$B$18];2) * ( 1 - POWER([.E19];2)/POWER([.$B$17];2)  ))" office:value-type="float" office:value="206.414877518918" calcext:value-type="float">
            <text:p>206,4148775189</text:p>
          </table:table-cell>
          <table:table-cell table:formula="of:=[.$B$18]*SIN([.E19]/(4*[.$B$17]))" office:value-type="float" office:value="17.5318528234372" calcext:value-type="float">
            <text:p>17,5318528234</text:p>
          </table:table-cell>
          <table:table-cell table:formula="of:=[.E19]*[.$B$21]-[.G19]*[.$B$20]+[.$B$22]" office:value-type="float" office:value="124.201704096633" calcext:value-type="float">
            <text:p>124,2017040966</text:p>
          </table:table-cell>
          <table:table-cell table:formula="of:=[.E19]*[.$B$20]+[.F19]*[.$B$21]+[.$B$23]" office:value-type="float" office:value="422.516437330464" calcext:value-type="float">
            <text:p>422,5164373305</text:p>
          </table:table-cell>
        </table:table-row>
        <table:table-row table:style-name="ro1">
          <table:table-cell office:value-type="string" calcext:value-type="string">
            <text:p>seno</text:p>
          </table:table-cell>
          <table:table-cell table:formula="of:=SIN([.B19])" office:value-type="float" office:value="-0.479425538604203" calcext:value-type="float">
            <text:p>-0,47942553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SQRT(  POWER([.$B$18];2) * ( 1 - POWER([.E20];2)/POWER([.$B$17];2)  ))" office:value-type="float" office:value="205.047019617422" calcext:value-type="float">
            <text:p>205,0470196174</text:p>
          </table:table-cell>
          <table:table-cell table:formula="of:=[.$B$18]*SIN([.E20]/(4*[.$B$17]))" office:value-type="float" office:value="18.5035613573537" calcext:value-type="float">
            <text:p>18,5035613574</text:p>
          </table:table-cell>
          <table:table-cell table:formula="of:=[.E20]*[.$B$21]-[.G20]*[.$B$20]+[.$B$22]" office:value-type="float" office:value="125.545148545762" calcext:value-type="float">
            <text:p>125,5451485458</text:p>
          </table:table-cell>
          <table:table-cell table:formula="of:=[.E20]*[.$B$20]+[.F20]*[.$B$21]+[.$B$23]" office:value-type="float" office:value="420.836603550363" calcext:value-type="float">
            <text:p>420,8366035504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table:formula="of:=COS([.B19])" office:value-type="float" office:value="0.877582561890373" calcext:value-type="float">
            <text:p>0,87758256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QRT(  POWER([.$B$18];2) * ( 1 - POWER([.E21];2)/POWER([.$B$17];2)  ))" office:value-type="float" office:value="203.595275161432" calcext:value-type="float">
            <text:p>203,5952751614</text:p>
          </table:table-cell>
          <table:table-cell table:formula="of:=[.$B$18]*SIN([.E21]/(4*[.$B$17]))" office:value-type="float" office:value="19.4748998206599" calcext:value-type="float">
            <text:p>19,4748998207</text:p>
          </table:table-cell>
          <table:table-cell table:formula="of:=[.E21]*[.$B$21]-[.G21]*[.$B$20]+[.$B$22]" office:value-type="float" office:value="126.88841557359" calcext:value-type="float">
            <text:p>126,8884155736</text:p>
          </table:table-cell>
          <table:table-cell table:formula="of:=[.E21]*[.$B$20]+[.F21]*[.$B$21]+[.$B$23]" office:value-type="float" office:value="419.083152392861" calcext:value-type="float">
            <text:p>419,0831523929</text:p>
          </table:table-cell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SQRT(  POWER([.$B$18];2) * ( 1 - POWER([.E22];2)/POWER([.$B$17];2)  ))" office:value-type="float" office:value="202.057836035541" calcext:value-type="float">
            <text:p>202,0578360355</text:p>
          </table:table-cell>
          <table:table-cell table:formula="of:=[.$B$18]*SIN([.E22]/(4*[.$B$17]))" office:value-type="float" office:value="20.4458487866188" calcext:value-type="float">
            <text:p>20,4458487866</text:p>
          </table:table-cell>
          <table:table-cell table:formula="of:=[.E22]*[.$B$21]-[.G22]*[.$B$20]+[.$B$22]" office:value-type="float" office:value="128.231495866443" calcext:value-type="float">
            <text:p>128,2314958664</text:p>
          </table:table-cell>
          <table:table-cell table:formula="of:=[.E22]*[.$B$20]+[.F22]*[.$B$21]+[.$B$23]" office:value-type="float" office:value="417.254497087407" calcext:value-type="float">
            <text:p>417,2544970874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SQRT(  POWER([.$B$18];2) * ( 1 - POWER([.E23];2)/POWER([.$B$17];2)  ))" office:value-type="float" office:value="200.432730261068" calcext:value-type="float">
            <text:p>200,4327302611</text:p>
          </table:table-cell>
          <table:table-cell table:formula="of:=[.$B$18]*SIN([.E23]/(4*[.$B$17]))" office:value-type="float" office:value="21.4163888362836" calcext:value-type="float">
            <text:p>21,4163888363</text:p>
          </table:table-cell>
          <table:table-cell table:formula="of:=[.E23]*[.$B$21]-[.G23]*[.$B$20]+[.$B$22]" office:value-type="float" office:value="129.574380114381" calcext:value-type="float">
            <text:p>129,5743801144</text:p>
          </table:table-cell>
          <table:table-cell table:formula="of:=[.E23]*[.$B$20]+[.F23]*[.$B$21]+[.$B$23]" office:value-type="float" office:value="415.348907059898" calcext:value-type="float">
            <text:p>415,348907059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SQRT(  POWER([.$B$18];2) * ( 1 - POWER([.E24];2)/POWER([.$B$17];2)  ))" office:value-type="float" office:value="198.717807047284" calcext:value-type="float">
            <text:p>198,7178070473</text:p>
          </table:table-cell>
          <table:table-cell table:formula="of:=[.$B$18]*SIN([.E24]/(4*[.$B$17]))" office:value-type="float" office:value="22.3865005588854" calcext:value-type="float">
            <text:p>22,3865005589</text:p>
          </table:table-cell>
          <table:table-cell table:formula="of:=[.E24]*[.$B$21]-[.G24]*[.$B$20]+[.$B$22]" office:value-type="float" office:value="130.917059011386" calcext:value-type="float">
            <text:p>130,9170590114</text:p>
          </table:table-cell>
          <table:table-cell table:formula="of:=[.E24]*[.$B$20]+[.F24]*[.$B$21]+[.$B$23]" office:value-type="float" office:value="413.364494813895" calcext:value-type="float">
            <text:p>413,364494813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SQRT(  POWER([.$B$18];2) * ( 1 - POWER([.E25];2)/POWER([.$B$17];2)  ))" office:value-type="float" office:value="196.910719709951" calcext:value-type="float">
            <text:p>196,91071971</text:p>
          </table:table-cell>
          <table:table-cell table:formula="of:=[.$B$18]*SIN([.E25]/(4*[.$B$17]))" office:value-type="float" office:value="23.3561645522223" calcext:value-type="float">
            <text:p>23,3561645522</text:p>
          </table:table-cell>
          <table:table-cell table:formula="of:=[.E25]*[.$B$21]-[.G25]*[.$B$20]+[.$B$22]" office:value-type="float" office:value="132.259523255547" calcext:value-type="float">
            <text:p>132,2595232555</text:p>
          </table:table-cell>
          <table:table-cell table:formula="of:=[.E25]*[.$B$20]+[.F25]*[.$B$21]+[.$B$23]" office:value-type="float" office:value="411.299200940235" calcext:value-type="float">
            <text:p>411,299200940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SQRT(  POWER([.$B$18];2) * ( 1 - POWER([.E26];2)/POWER([.$B$17];2)  ))" office:value-type="float" office:value="195.008906096453" calcext:value-type="float">
            <text:p>195,0089060965</text:p>
          </table:table-cell>
          <table:table-cell table:formula="of:=[.$B$18]*SIN([.E26]/(4*[.$B$17]))" office:value-type="float" office:value="24.3253614230467" calcext:value-type="float">
            <text:p>24,325361423</text:p>
          </table:table-cell>
          <table:table-cell table:formula="of:=[.E26]*[.$B$21]-[.G26]*[.$B$20]+[.$B$22]" office:value-type="float" office:value="133.601763549245" calcext:value-type="float">
            <text:p>133,6017635492</text:p>
          </table:table-cell>
          <table:table-cell table:formula="of:=[.E26]*[.$B$20]+[.F26]*[.$B$21]+[.$B$23]" office:value-type="float" office:value="409.150776938459" calcext:value-type="float">
            <text:p>409,150776938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SQRT(  POWER([.$B$18];2) * ( 1 - POWER([.E27];2)/POWER([.$B$17];2)  ))" office:value-type="float" office:value="193.009566080062" calcext:value-type="float">
            <text:p>193,0095660801</text:p>
          </table:table-cell>
          <table:table-cell table:formula="of:=[.$B$18]*SIN([.E27]/(4*[.$B$17]))" office:value-type="float" office:value="25.2940717874535" calcext:value-type="float">
            <text:p>25,2940717875</text:p>
          </table:table-cell>
          <table:table-cell table:formula="of:=[.E27]*[.$B$21]-[.G27]*[.$B$20]+[.$B$22]" office:value-type="float" office:value="134.943770599343" calcext:value-type="float">
            <text:p>134,9437705993</text:p>
          </table:table-cell>
          <table:table-cell table:formula="of:=[.E27]*[.$B$20]+[.F27]*[.$B$21]+[.$B$23]" office:value-type="float" office:value="406.91676546618" calcext:value-type="float">
            <text:p>406,9167654662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SQRT(  POWER([.$B$18];2) * ( 1 - POWER([.E28];2)/POWER([.$B$17];2)  ))" office:value-type="float" office:value="190.909635590052" calcext:value-type="float">
            <text:p>190,9096355901</text:p>
          </table:table-cell>
          <table:table-cell table:formula="of:=[.$B$18]*SIN([.E28]/(4*[.$B$17]))" office:value-type="float" office:value="26.2622762712677" calcext:value-type="float">
            <text:p>26,2622762713</text:p>
          </table:table-cell>
          <table:table-cell table:formula="of:=[.E28]*[.$B$21]-[.G28]*[.$B$20]+[.$B$22]" office:value-type="float" office:value="136.285535117365" calcext:value-type="float">
            <text:p>136,2855351174</text:p>
          </table:table-cell>
          <table:table-cell table:formula="of:=[.E28]*[.$B$20]+[.F28]*[.$B$21]+[.$B$23]" office:value-type="float" office:value="404.594477548362" calcext:value-type="float">
            <text:p>404,5944775484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SQRT(  POWER([.$B$18];2) * ( 1 - POWER([.E29];2)/POWER([.$B$17];2)  ))" office:value-type="float" office:value="188.705756523414" calcext:value-type="float">
            <text:p>188,7057565234</text:p>
          </table:table-cell>
          <table:table-cell table:formula="of:=[.$B$18]*SIN([.E29]/(4*[.$B$17]))" office:value-type="float" office:value="27.2299555104319" calcext:value-type="float">
            <text:p>27,2299555104</text:p>
          </table:table-cell>
          <table:table-cell table:formula="of:=[.E29]*[.$B$21]-[.G29]*[.$B$20]+[.$B$22]" office:value-type="float" office:value="137.627047819688" calcext:value-type="float">
            <text:p>137,6270478197</text:p>
          </table:table-cell>
          <table:table-cell table:formula="of:=[.E29]*[.$B$20]+[.F29]*[.$B$21]+[.$B$23]" office:value-type="float" office:value="402.180966172361" calcext:value-type="float">
            <text:p>402,180966172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SQRT(  POWER([.$B$18];2) * ( 1 - POWER([.E30];2)/POWER([.$B$17];2)  ))" office:value-type="float" office:value="186.394241730414" calcext:value-type="float">
            <text:p>186,3942417304</text:p>
          </table:table-cell>
          <table:table-cell table:formula="of:=[.$B$18]*SIN([.E30]/(4*[.$B$17]))" office:value-type="float" office:value="28.1970901513935" calcext:value-type="float">
            <text:p>28,1970901514</text:p>
          </table:table-cell>
          <table:table-cell table:formula="of:=[.E30]*[.$B$21]-[.G30]*[.$B$20]+[.$B$22]" office:value-type="float" office:value="138.968299427724" calcext:value-type="float">
            <text:p>138,9682994277</text:p>
          </table:table-cell>
          <table:table-cell table:formula="of:=[.E30]*[.$B$20]+[.F30]*[.$B$21]+[.$B$23]" office:value-type="float" office:value="399.672995559868" calcext:value-type="float">
            <text:p>399,6729955599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01:07:51.6702480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31:29.749417949</meta:creation-date>
    <dc:date>2018-06-12T02:03:10.922868334</dc:date>
    <meta:editing-duration>PT54M32S</meta:editing-duration>
    <meta:editing-cycles>6</meta:editing-cycles>
    <meta:generator>LibreOffice/5.1.6.2$Linux_X86_64 LibreOffice_project/10m0$Build-2</meta:generator>
    <meta:document-statistic meta:table-count="1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4.201cm" style:legend-expansion="high" chart:style-name="ch2"/>
        <chart:plot-area chart:style-name="ch3" table:cell-range-address="Planilha1.H2:Planilha1.I30" svg:x="0.32cm" svg:y="0.18cm" svg:width="12.746cm" svg:height="8.64cm">
          <chartooo:coordinate-region svg:x="1.127cm" svg:y="0.379cm" svg:width="11.6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I2:Planilha1.I30" chart:class="chart:scatter">
            <chart:domain table:cell-range-address="Planilha1.H2:Planilha1.H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345042252877">
                <text:p>101.345042252877</text:p>
                <draw:g>
                  <svg:desc>Planilha1.H2:Planilha1.H30</svg:desc>
                </draw:g>
              </table:table-cell>
              <table:table-cell office:value-type="float" office:value="440.826287333243">
                <text:p>440.826287333243</text:p>
                <draw:g>
                  <svg:desc>Planilha1.I2:Planilha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.690075156576">
                <text:p>102.690075156576</text:p>
              </table:table-cell>
              <table:table-cell office:value-type="float" office:value="440.254983595372">
                <text:p>440.254983595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035089362106">
                <text:p>104.035089362106</text:p>
              </table:table-cell>
              <table:table-cell office:value-type="float" office:value="439.622329540555">
                <text:p>439.622329540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.380075520849">
                <text:p>105.380075520849</text:p>
              </table:table-cell>
              <table:table-cell office:value-type="float" office:value="438.928177395923">
                <text:p>438.928177395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.725024284748">
                <text:p>106.725024284748</text:p>
              </table:table-cell>
              <table:table-cell office:value-type="float" office:value="438.172319280267">
                <text:p>438.17231928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069926306496">
                <text:p>108.069926306496</text:p>
              </table:table-cell>
              <table:table-cell office:value-type="float" office:value="437.354486191296">
                <text:p>437.35448619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.414772239719">
                <text:p>109.414772239719</text:p>
              </table:table-cell>
              <table:table-cell office:value-type="float" office:value="436.474346683856">
                <text:p>436.474346683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.759552739165">
                <text:p>110.759552739165</text:p>
              </table:table-cell>
              <table:table-cell office:value-type="float" office:value="435.5315052238">
                <text:p>435.5315052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104258460891">
                <text:p>112.104258460891</text:p>
              </table:table-cell>
              <table:table-cell office:value-type="float" office:value="434.525500198175">
                <text:p>434.525500198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448880062448">
                <text:p>113.448880062448</text:p>
              </table:table-cell>
              <table:table-cell office:value-type="float" office:value="433.455801557878">
                <text:p>433.455801557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.793408203073">
                <text:p>114.793408203073</text:p>
              </table:table-cell>
              <table:table-cell office:value-type="float" office:value="432.321808064031">
                <text:p>432.321808064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.137833543868">
                <text:p>116.137833543868</text:p>
              </table:table-cell>
              <table:table-cell office:value-type="float" office:value="431.122844103619">
                <text:p>431.122844103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.482146747994">
                <text:p>117.482146747994</text:p>
              </table:table-cell>
              <table:table-cell office:value-type="float" office:value="429.858156033574">
                <text:p>429.858156033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.826338480854">
                <text:p>118.826338480854</text:p>
              </table:table-cell>
              <table:table-cell office:value-type="float" office:value="428.526908005046">
                <text:p>428.526908005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.17039941028">
                <text:p>120.17039941028</text:p>
              </table:table-cell>
              <table:table-cell office:value-type="float" office:value="427.128177211022">
                <text:p>427.128177211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.514320206719">
                <text:p>121.514320206719</text:p>
              </table:table-cell>
              <table:table-cell office:value-type="float" office:value="425.660948490405">
                <text:p>425.660948490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.858091543424">
                <text:p>122.858091543424</text:p>
              </table:table-cell>
              <table:table-cell office:value-type="float" office:value="424.124108209829">
                <text:p>424.1241082098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.201704096633">
                <text:p>124.201704096633</text:p>
              </table:table-cell>
              <table:table-cell office:value-type="float" office:value="422.516437330464">
                <text:p>422.516437330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.545148545762">
                <text:p>125.545148545762</text:p>
              </table:table-cell>
              <table:table-cell office:value-type="float" office:value="420.836603550363">
                <text:p>420.836603550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.88841557359">
                <text:p>126.88841557359</text:p>
              </table:table-cell>
              <table:table-cell office:value-type="float" office:value="419.083152392861">
                <text:p>419.083152392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.231495866443">
                <text:p>128.231495866443</text:p>
              </table:table-cell>
              <table:table-cell office:value-type="float" office:value="417.254497087407">
                <text:p>417.25449708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.574380114381">
                <text:p>129.574380114381</text:p>
              </table:table-cell>
              <table:table-cell office:value-type="float" office:value="415.348907059898">
                <text:p>415.348907059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917059011386">
                <text:p>130.917059011386</text:p>
              </table:table-cell>
              <table:table-cell office:value-type="float" office:value="413.364494813895">
                <text:p>413.364494813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.259523255547">
                <text:p>132.259523255547</text:p>
              </table:table-cell>
              <table:table-cell office:value-type="float" office:value="411.299200940235">
                <text:p>411.299200940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601763549245">
                <text:p>133.601763549245</text:p>
              </table:table-cell>
              <table:table-cell office:value-type="float" office:value="409.150776938459">
                <text:p>409.150776938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943770599343">
                <text:p>134.943770599343</text:p>
              </table:table-cell>
              <table:table-cell office:value-type="float" office:value="406.91676546618">
                <text:p>406.91676546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6.285535117365">
                <text:p>136.285535117365</text:p>
              </table:table-cell>
              <table:table-cell office:value-type="float" office:value="404.594477548362">
                <text:p>404.594477548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.627047819688">
                <text:p>137.627047819688</text:p>
              </table:table-cell>
              <table:table-cell office:value-type="float" office:value="402.180966172361">
                <text:p>402.180966172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.968299427724">
                <text:p>138.968299427724</text:p>
              </table:table-cell>
              <table:table-cell office:value-type="float" office:value="399.672995559868">
                <text:p>399.672995559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